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s...</text:p>
      <text:p text:style-name="P2">Consider a simple sin(x) wave, it repeats every <draw:frame draw:style-name="fr1" draw:name="Object1" text:anchor-type="as-char" svg:width="0.697cm" svg:height="0.467cm" draw:z-index="0"><draw:object xlink:href="./Object 1" xlink:type="simple" xlink:show="embed" xlink:actuate="onLoad"/><draw:image xlink:href="./ObjectReplacements/Object 1" xlink:type="simple" xlink:show="embed" xlink:actuate="onLoad"/></draw:frame>and peaks at </text:p>
      <text:p text:style-name="P1"/>
      <text:p text:style-name="P1">Saw waveform</text:p>
      <text:p text:style-name="P1"/>
      <text:p text:style-name="P1">Square Wavefor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1T19:29:28</meta:creation-date>
    <dc:date>2011-09-01T21:51:17</dc:date>
    <meta:editing-duration>PT2H21M52S</meta:editing-duration>
    <meta:editing-cycles>2</meta:editing-cycles>
    <meta:generator>LibreOffice/3.3$Linux LibreOffice_project/330m19$Build-301</meta:generator>
    <meta:document-statistic meta:table-count="0" meta:image-count="0" meta:object-count="1" meta:page-count="1" meta:paragraph-count="4" meta:word-count="16" meta:character-count="97"/>
  </office:meta>
</office:document-meta>
</file>

<file path=Object 1/content.xml><?xml version="1.0" encoding="utf-8"?>
<math xmlns="http://www.w3.org/1998/Math/MathML">
  <semantics>
    <mrow>
      <mn>2</mn>
      <mo stretchy="false">π</mo>
    </mrow>
    <annotation encoding="StarMath 5.0">2 %pi</annotation>
  </semantics>
</math>
</file>